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2c9" officeooo:paragraph-rsid="0015a2c9"/>
    </style:style>
    <style:style style:name="P2" style:family="paragraph" style:parent-style-name="Standard">
      <style:text-properties style:font-name="Georgia" fo:font-style="italic" officeooo:rsid="0015a2c9" officeooo:paragraph-rsid="001931fc" style:font-style-asian="italic" style:font-style-complex="italic"/>
    </style:style>
    <style:style style:name="P3" style:family="paragraph" style:parent-style-name="Standard">
      <style:text-properties style:font-name="Georgia" fo:font-style="italic" officeooo:rsid="001b987b" officeooo:paragraph-rsid="001b987b" style:font-style-asian="italic" style:font-style-complex="italic"/>
    </style:style>
    <style:style style:name="P4" style:family="paragraph" style:parent-style-name="Standard">
      <style:text-properties style:font-name="Georgia" fo:font-style="normal" officeooo:rsid="001b987b" officeooo:paragraph-rsid="001b987b" style:font-style-asian="normal" style:font-style-complex="normal"/>
    </style:style>
    <style:style style:name="P5" style:family="paragraph" style:parent-style-name="Standard">
      <style:text-properties fo:font-style="italic" officeooo:rsid="0015a2c9" officeooo:paragraph-rsid="001931fc" style:font-style-asian="italic" style:font-style-complex="italic"/>
    </style:style>
    <style:style style:name="T1" style:family="text">
      <style:text-properties style:font-name="Georgia" officeooo:rsid="0076f068"/>
    </style:style>
    <style:style style:name="T2" style:family="text">
      <style:text-properties style:font-name="Georgia" officeooo:rsid="0077cd36"/>
    </style:style>
    <style:style style:name="T3" style:family="text">
      <style:text-properties style:font-name="Georgia" officeooo:rsid="0078cca7"/>
    </style:style>
    <style:style style:name="T4" style:family="text">
      <style:text-properties style:font-name="Georgia" officeooo:rsid="0087d448"/>
    </style:style>
    <style:style style:name="T5" style:family="text">
      <style:text-properties style:font-name="Georgia" officeooo:rsid="0094e167"/>
    </style:style>
    <style:style style:name="T6" style:family="text">
      <style:text-properties style:font-name="Georgia" officeooo:rsid="001ad776"/>
    </style:style>
    <style:style style:name="T7" style:family="text">
      <style:text-properties officeooo:rsid="0094e167"/>
    </style:style>
    <style:style style:name="T8" style:family="text">
      <style:text-properties officeooo:rsid="008e8152"/>
    </style:style>
    <style:style style:name="T9" style:family="text">
      <style:text-properties officeooo:rsid="001d92aa"/>
    </style:style>
    <style:style style:name="T10" style:family="text">
      <style:text-properties officeooo:rsid="002148fc"/>
    </style:style>
    <style:style style:name="T11" style:family="text">
      <style:text-properties officeooo:rsid="0023e4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ata – the life cycle of a religion and the manifestation of Autochthons</text:p>
      <text:p text:style-name="P1"/>
      <text:p text:style-name="P5">“...<text:span text:style-name="T1">On the creation of deities: </text:span><text:span text:style-name="T2">the unconscious belief of a being uses a tiny portion of that being’s magical potential </text:span><text:span text:style-name="T3">to accomplish their will. Should this magical energy accumulate with the energy of the beliefs of others, it may form </text:span><text:span text:style-name="T6">an alveus and </text:span><text:span text:style-name="T3">a nexus. This nexus, much like the nexus of a being evanesced in Ad Elovii </text:span><text:span text:style-name="T4">or Amon-Sen</text:span><text:span text:style-name="T3">, does not have an associated resonance. </text:span><text:span text:style-name="T4">It’s nexus is inscribed with the ideals of the belief that created it, including the possible inscription of sentience. These personas, </text:span><text:span text:style-name="T5">sometimes stubbornly called True Gods but more accurately named Autochthons, </text:span><text:span text:style-name="T4">are often created because of the belief in a deity, and thus they represent that deity. </text:span><text:span text:style-name="T6">The power </text:span><text:span text:style-name="T4">The existence of the nexus relies entirely on the continued belief in the deity—should belief wane, less magical energy will go towards the alveus and the sustaining of the nexus.</text:span></text:p>
      <text:p text:style-name="P2"><text:tab/><text:span text:style-name="T8">In some cases, belief in the god-like powers of a mortal may act in a similar way, </text:span><text:span text:style-name="T7">enhancing the alveus of the mortal to deity-like levels. These mortals are classified as Apotheids…”</text:span></text:p>
      <text:p text:style-name="P2"/>
      <text:p text:style-name="P3">Cascade of manipulation</text:p>
      <text:p text:style-name="P3">Corilya → Mediul → Andolem</text:p>
      <text:p text:style-name="P2"/>
      <text:p text:style-name="P4">Autochthons are nexus connected through the entire Trium.</text:p>
      <text:p text:style-name="P4"/>
      <text:p text:style-name="P4">Lesser Auhrons are nexus connected from Corilya to Andolem, and their fingerprint is in Andolem. They can naturally manipulate only Andolem, <text:span text:style-name="T10">and can transcend into Hel Viharok</text:span>.</text:p>
      <text:p text:style-name="P4"/>
      <text:p text:style-name="P4">Greater Auhrons are nexus connected from Corilya to Andolem, and their fingerprint is in Corilya. They can naturally manipulate Corilya, <text:span text:style-name="T9">and can transcend into The Veil.</text:span></text:p>
      <text:p text:style-name="P4"/>
      <text:p text:style-name="P4">Material beings are resonances and nexus connected through the entire Trium, and their fingerprint is in Mediul. <text:span text:style-name="T9">They can naturally manipulate Mediul, </text:span><text:span text:style-name="T11">and can transcend into Revion’s Realm.</text:span></text:p>
      <text:p text:style-name="P4"/>
      <text:p text:style-name="P4">Autochthons are nexus connected through the entire Trium, <text:span text:style-name="T9">and their fingerprint is in Corilya. They can naturally manipulate Corilya, and can transcend into The Vei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1:48:00.148084228</meta:creation-date>
    <dc:date>2022-05-13T14:30:04.758390708</dc:date>
    <meta:editing-duration>PT2H42M3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312" meta:character-count="1933" meta:non-whitespace-character-count="1630"/>
  </office:meta>
</office:document-meta>
</file>